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cm" svg:stroke-color="#ff6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Slide-title">
      <style:graphic-properties fo:min-height="4.082cm"/>
    </style:style>
    <style:style style:name="pr3" style:family="presentation" style:parent-style-name="Title_20_Slide-outline1">
      <style:graphic-properties fo:min-height="10.79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g draw:name="Group 47">
          <draw:custom-shape draw:name="TextBox 3" draw:style-name="gr1" draw:text-style-name="P2" xml:id="id1" draw:id="id1" draw:layer="layout" svg:width="2.966cm" svg:height="0.927cm" svg:x="5.8cm" svg:y="5.273cm">
            <text:p text:style-name="P1"><text:span text:style-name="T1">Senso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2" draw:text-style-name="P2" xml:id="id6" draw:id="id6" draw:layer="layout" svg:width="3.602cm" svg:height="0.927cm" svg:x="12.6cm" svg:y="12cm">
            <text:p text:style-name="P1"><text:span text:style-name="T1">Actuato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3" draw:text-style-name="P2" xml:id="id3" draw:id="id3" draw:layer="layout" svg:width="3.602cm" svg:height="0.927cm" svg:x="12.6cm" svg:y="7.2cm">
            <text:p text:style-name="P1"><text:span text:style-name="T1">Trigg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4" draw:text-style-name="P2" xml:id="id5" draw:id="id5" draw:layer="layout" svg:width="3.602cm" svg:height="0.927cm" svg:x="12.6cm" svg:y="9.6cm">
            <text:p text:style-name="P1"><text:span text:style-name="T1">Ac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5" draw:text-style-name="P2" xml:id="id2" draw:id="id2" draw:layer="layout" svg:width="2.966cm" svg:height="0.927cm" svg:x="10.4cm" svg:y="5.273cm">
            <text:p text:style-name="P1"><text:span text:style-name="T1">Ev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6" draw:text-style-name="P2" xml:id="id4" draw:id="id4" draw:layer="layout" svg:width="2.966cm" svg:height="0.927cm" svg:x="15.634cm" svg:y="5.273cm">
            <text:p text:style-name="P1"><text:span text:style-name="T1">Tim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7" draw:text-style-name="P3" draw:layer="layout" svg:x1="8.766cm" svg:y1="5.736cm" svg:x2="10.4cm" svg:y2="5.736cm" draw:start-shape="id1" draw:start-glue-point="1" draw:end-shape="id2" draw:end-glue-point="3" svg:d="M8766 5736h1634" svg:viewBox="0 0 1635 1">
            <text:p/>
          </draw:connector>
          <draw:connector draw:style-name="gr7" draw:text-style-name="P3" draw:layer="layout" svg:x1="11.883cm" svg:y1="6.2cm" svg:x2="12.6cm" svg:y2="7.663cm" draw:start-shape="id2" draw:start-glue-point="2" draw:end-shape="id3" draw:end-glue-point="3" svg:d="M11883 6200v1463h717" svg:viewBox="0 0 718 1464">
            <text:p/>
          </draw:connector>
          <draw:connector draw:style-name="gr7" draw:text-style-name="P3" draw:layer="layout" svg:x1="17.117cm" svg:y1="6.2cm" svg:x2="16.202cm" svg:y2="7.663cm" draw:start-shape="id4" draw:start-glue-point="2" draw:end-shape="id3" svg:d="M17117 6200v1463h-915" svg:viewBox="0 0 916 1464">
            <text:p/>
          </draw:connector>
          <draw:connector draw:style-name="gr7" draw:text-style-name="P3" draw:layer="layout" svg:x1="14.401cm" svg:y1="8.127cm" svg:x2="14.401cm" svg:y2="9.6cm" draw:start-shape="id3" draw:start-glue-point="2" draw:end-shape="id5" draw:end-glue-point="0" svg:d="M14401 8127v1473" svg:viewBox="0 0 1 1474">
            <text:p/>
          </draw:connector>
          <draw:connector draw:style-name="gr7" draw:text-style-name="P3" draw:layer="layout" svg:x1="14.401cm" svg:y1="10.527cm" svg:x2="14.401cm" svg:y2="12cm" draw:start-shape="id5" draw:start-glue-point="2" draw:end-shape="id6" draw:end-glue-point="0" svg:d="M14401 10527v1473" svg:viewBox="0 0 1 1474">
            <text:p/>
          </draw:connector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g draw:name="Group 47">
          <draw:custom-shape draw:name="TextBox 3" draw:style-name="gr9" draw:text-style-name="P2" xml:id="id7" draw:id="id7" draw:layer="layout" svg:width="4.399cm" svg:height="0.927cm" svg:x="4.101cm" svg:y="4.995cm">
            <text:p text:style-name="P1"><text:span text:style-name="T1">Environ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10" draw:text-style-name="P2" xml:id="id11" draw:id="id11" draw:layer="layout" svg:width="3.602cm" svg:height="0.927cm" svg:x="15.398cm" svg:y="10.173cm">
            <text:p text:style-name="P1"><text:span text:style-name="T1">Actuato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11" draw:text-style-name="P2" xml:id="id9" draw:id="id9" draw:layer="layout" svg:width="3.602cm" svg:height="0.927cm" svg:x="13.2cm" svg:y="7.198cm">
            <text:p text:style-name="P1"><text:span text:style-name="T1">N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12" draw:text-style-name="P2" xml:id="id10" draw:id="id10" draw:layer="layout" svg:width="3.602cm" svg:height="0.927cm" svg:x="11.09cm" svg:y="10.17cm">
            <text:p text:style-name="P1"><text:span text:style-name="T1">Sens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13" draw:text-style-name="P2" xml:id="id8" draw:id="id8" draw:layer="layout" svg:width="2.966cm" svg:height="0.927cm" svg:x="9.4cm" svg:y="6.073cm">
            <text:p text:style-name="P1"><text:span text:style-name="T1">Roo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7" draw:text-style-name="P3" draw:layer="layout" svg:x1="8.5cm" svg:y1="5.458cm" svg:x2="10.883cm" svg:y2="6.073cm" draw:start-shape="id7" draw:start-glue-point="1" draw:end-shape="id8" draw:end-glue-point="0" svg:d="M8500 5458h2383v615" svg:viewBox="0 0 2384 616">
            <text:p/>
          </draw:connector>
          <draw:connector draw:style-name="gr7" draw:text-style-name="P3" draw:layer="layout" svg:x1="12.366cm" svg:y1="6.536cm" svg:x2="15.001cm" svg:y2="7.198cm" draw:start-shape="id8" draw:start-glue-point="1" draw:end-shape="id9" svg:d="M12366 6536h2635v662" svg:viewBox="0 0 2636 663">
            <text:p/>
          </draw:connector>
          <draw:connector draw:style-name="gr7" draw:text-style-name="P3" draw:layer="layout" svg:x1="15.001cm" svg:y1="8.125cm" svg:x2="12.891cm" svg:y2="10.17cm" draw:start-shape="id9" draw:start-glue-point="2" draw:end-shape="id10" draw:end-glue-point="0" svg:d="M15001 8125v1022h-2110v1023" svg:viewBox="0 0 2111 2046">
            <text:p/>
          </draw:connector>
          <draw:connector draw:style-name="gr7" draw:text-style-name="P3" draw:layer="layout" svg:x1="15.001cm" svg:y1="8.125cm" svg:x2="17.199cm" svg:y2="10.173cm" draw:start-shape="id9" draw:start-glue-point="2" draw:end-shape="id11" draw:end-glue-point="0" svg:d="M15001 8125v1023h2198v1025" svg:viewBox="0 0 2199 2049">
            <text:p/>
          </draw:connector>
        </draw:g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frame presentation:style-name="pr2" draw:layer="layout" svg:width="21.589cm" svg:height="4.082cm" svg:x="1.905cm" svg:y="5.918cm" presentation:class="title" presentation:placeholder="true">
          <draw:text-box/>
        </draw:frame>
        <draw:frame presentation:style-name="pr3" draw:layer="layout" svg:width="22.859cm" svg:height="11.048cm" svg:x="1.27cm" svg:y="4.457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4" svg:stroke-color="#000000" draw:fill="none" draw:fill-gradient-name="Gradient_20_2" draw:fill-hatch-name="Hatching_20_46" draw:fill-image-name="Bitmap_20_1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7-17">17/07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ranco Parenti</meta:initial-creator>
    <meta:editing-cycles>4</meta:editing-cycles>
    <meta:creation-date>2016-01-22T20:57:46</meta:creation-date>
    <dc:date>2016-07-17T13:11:17.930636017</dc:date>
    <meta:editing-duration>PT18M29S</meta:editing-duration>
    <meta:generator>LibreOffice/5.0.6.2$Linux_x86 LibreOffice_project/00m0$Build-2</meta:generator>
    <meta:document-statistic meta:object-count="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